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Sampler.isUp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setServer( String new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isBina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isSa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getLocal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getRemot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FTP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Sampler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Sample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getLocalFile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ampler.sample( Entry 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111">
            <text:p text:style-name="Table_20_Contents">1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